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variant="normal" fo:text-transform="none" fo:color="#000000" style:font-name="Times New Roman" fo:font-size="12pt" fo:letter-spacing="normal" fo:font-style="normal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fo:font-variant="normal" fo:text-transform="none" fo:color="#000000" style:font-name="sans-serif" fo:font-size="9.75pt" fo:letter-spacing="normal" fo:font-style="normal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style:font-size-asian="10.5pt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italic" fo:font-weight="normal" style:font-weight-asian="normal" style:font-weight-complex="normal"/>
    </style:style>
    <style:style style:name="T8" style:family="text">
      <style:text-properties fo:font-variant="normal" fo:text-transform="none" fo:color="#333333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xta-feira, 13...</text:p>
      <text:p text:style-name="P1"/>
      <text:p text:style-name="P2"><text:span text:style-name="T10">Hoje é sexta-feira 13. A combinação soa-me sempre a algo malévolo. O 13, ao contrário do 12, nunca foi considerado um bom número. São 12 os meses do ano, são 12 as tribos de Israel, são 12 os apóstolos de Jesus, e até no campo da astrologia são 12 os signos do Zodíaco. Bem... quer dizer... eram. Apesar de ser há muito ser conhecido um décimo terceiro, o certo é que até há bem pouco considerávamos apenas 12 no horóscopo.</text:span><text:span text:style-name="T1"> Mas agora parece que temos mesmo mais um; </text:span><text:span text:style-name="Strong_20_Emphasis"><text:span text:style-name="T2">Ophiuchus</text:span></text:span><text:span text:style-name="Strong_20_Emphasis"><text:span text:style-name="T8"> </text:span></text:span><text:span text:style-name="Strong_20_Emphasis"><text:span text:style-name="T2">ou Serpentário</text:span></text:span><text:span text:style-name="T1">, ou lá como lhe querem chamar, totalizando assim um total de 13. <text:s/>Que azar!</text:span></text:p>
      <text:p text:style-name="P4"/>
      <text:p text:style-name="P2"><text:span text:style-name="T1">Treze. Assim se escreve <text:s/>esse número fatídico, que é feio e irregular, e segundo muitos invariavelmente sinónimo da má fortuna. Quanto se junta ao sexto dia da semana, os dois tornam-se num único ser, obscuro e enigmático, do qual muitos, tal como eu, tentamos fugir a sete pés. O porquê desta maldição ninguém sabe ao certo. </text:span><text:span text:style-name="T9">Teorias há muitas por aí...</text:span></text:p>
      <text:p text:style-name="P7"/>
      <text:p text:style-name="P7">Jesus Cristo foi crucificado numa sexta-feira, se era dia 13 ou não, não se sabe ao certo, mas cá para mim é bem provável que assim fosse. Na última ceia, ele e os seus apóstolos perfaziam um total de treze para jantar. O certo é que depois desta uma última refeição tanto ele como Judas Iscariotes acabaram por encontrar a morte. 13 são os ciclos menstruais da mulher e 13 são o máximo de fases lunares que podemos ter num ano. No tarôt a carta com o número 13 representa a morte.<text:line-break/><text:line-break/>Voltando um pouco à religião cristã, foi supostamente numa sexta-feira, que no jardim do Éden ocorreu a tentação de Eva a Adão com o fruto proibido. Segundo consta foi também numa sexta-feira 13, corria o mês de Outubro do ano de 1307, que o rei <text:s/>Filipe IV de França iniciou uma perseguição sem precedentes aos cavaleiros da Ordem dos Templários. Muitos foram aprisionados e torturados, <text:s/>grande parte julgados por heresia.</text:p>
      <text:p text:style-name="P7"/>
      <text:p text:style-name="P7">Na antiga Roma pagã, o sexto dia da semana era sinónimo de execuções, e mais tarde, do dia do enforcado na Grâ-Bretanha. </text:p>
      <text:p text:style-name="P7"/>
      <text:p text:style-name="P3"><text:span text:style-name="T3">Na mitologia nórdica, conta-se que um dia houve um grande banquete e 12 deuses foram convidados a comparecer. Loki, o espírito do mal e da discórdia foi deixado de fora, mas apareceu sem ser chamado e logo armou confusão, uma briga que terminaria com a morte de Balder, o favorito dos deuses. Numa outra versão com a mesma origem, conta-se a história de Friga (nome que originou </text:span><text:span text:style-name="T7">frigadag ou friday </text:span><text:span text:style-name="T4">que por sua vez significa</text:span><text:span text:style-name="T7"> </text:span><text:span text:style-name="T3">“sexta-feira”) a deusa do amor e da fertilidade, que corresponde na mitologia Romana à deusa Vénus (em honra da qual eles atribuíram </text:span><text:soft-page-break/><text:span text:style-name="T3">um dia da semana, exactamente o sexto). Segundo a lenda, Friga foi considerada bruxa quando as tribos nórdicas se viram convertidas ao cristianismo, e em consequência disso foi exilada no alto de uma montanha. Consta que um dia terá descido cá abaixo, onde todas as sextas-feiras, num cemitério debaixo da escuridão da lua, onze bruxas se reuniam com o intuito de rogar pragas aos humanos. <text:s/>Como vingança, Friga juntou-se ao grupo e a ele terá decidido juntar um outro elemento; um dos seus gatos (embora haja quem diga que o décimo terceiro elemento com que elas reuniam era o próprio demónio). Fosse como fosse, o certo é que assim passaram a somar um total de treze, e desde então que todo os concílios de bruxas são formados por treze elementos.</text:span></text:p>
      <text:p text:style-name="P6"/>
      <text:p text:style-name="P5">Ainda hoje em Portugal, muitas cidades e vilas celebram a sexta-feira 13. A maior festa acontece no castelo de Montalegre, em Trás-os-Montes. Lá todas as sextas-feiras dia 13 há uma grande festa, onde não faltam as bruxas, os bruxos, os feitiços, ou a famosa queimada. Quem lá não vai sou eu!</text:p>
      <text:p text:style-name="P6"/>
      <text:p text:style-name="P3"><text:span text:style-name="T3">Mas porque vos conto eu tudo isto, afinal ? Porque de todos os dias do ano, é este o único que não me atrevo a sair de casa para matar vampiros. </text:span><text:span text:style-name="T5">Frigatriscaidecafobia! É este o nome esquisito que inventaram para designar a fobia da qual também eu infelizmente padeço.</text:span></text:p>
      <text:p text:style-name="P4"/>
      <text:p text:style-name="P5">Não sei se as bestas de dentes aguçados e olhos envidraçados também têm superstições destas ou não... Não creio. Para eles é sempre dia de comer! <text:s/>Mas pode ser que um dia ganhem uma superstição, prometo que vou fazer por isso! Pode ser que um dia tenham receio de sair às ruas quando souberem que Pedro, o temível <text:s/>caçador de vampiros, estará algures por aí à espera deles para lhes acabar com a raça. Talvez um dia sintam pavor de mim e da minha reputação, e nem se atrevam a sair dos seus covis. Mas até lá tenho muito que fazer. <text:s/>Muitos corações sem vida <text:s/>real terei ainda de trespassar... </text:p>
      <text:p text:style-name="P5"/>
      <text:p text:style-name="P5">Por hoje estão a salvo, mas amanhã estarei de volta às sombras da noite para os assombrar. Maldita sexta-feira 13 que me impede de caçar! </text:p>
      <text:p text:style-name="P5"/>
      <text:p text:style-name="P3"><text:span text:style-name="T3">Olho uma última vez para os meus instrumentos de aniquilação destes morcegos semihumanos e tento esquecer a data de hoje. Hoje não saio daqui nem escrevo mais um parágrafo sequer. Preparo-me para dormir e coloco imediatamente o papel e a caneta de lado. Por pouco que não era apanhado. Comecei este meu relato na página 1 e nem por sombras eu o deixo chegar à página 3. Só de pensar na combinação maldita fico com os nervos em franja, e eu não quero ter pesadelos! Não hoje... Não numa </text:span></text:p>
      <text:p text:style-name="P3"><text:span text:style-name="T6">Sexta-feira, 13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risto</meta:initial-creator>
    <meta:creation-date>2011-03-13T09:52:57</meta:creation-date>
    <dc:date>2015-02-26T23:38:27</dc:date>
    <meta:editing-duration>PT4H22M19S</meta:editing-duration>
    <meta:editing-cycles>21</meta:editing-cycles>
    <meta:generator>OpenOffice/4.0.1$Unix OpenOffice.org_project/401m5$Build-9714</meta:generator>
    <meta:document-statistic meta:table-count="0" meta:image-count="0" meta:object-count="0" meta:page-count="2" meta:paragraph-count="12" meta:word-count="905" meta:character-count="5063"/>
    <dc:creator>Paulo Cristo</dc:creator>
  </office:meta>
</office:document-meta>
</file>